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caea5" officeooo:paragraph-rsid="003caea5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91bcc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a18cf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20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caea5" officeooo:paragraph-rsid="003caea5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a2c2f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4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font-name="Arial" fo:font-size="12pt" officeooo:paragraph-rsid="003e275f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e275f" style:font-size-asian="12pt" style:font-style-asian="normal" style:font-weight-asian="normal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c5f8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9436d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a2c2f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c5f87" style:font-style-asian="normal" style:font-weight-asian="normal" style:text-emphasize="none"/>
    </style:style>
    <style:style style:name="T12" style:family="text">
      <style:text-properties officeooo:rsid="00129edb"/>
    </style:style>
    <style:style style:name="T13" style:family="text">
      <style:text-properties officeooo:rsid="001adce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6" style:family="text">
      <style:text-properties officeooo:rsid="002f63c7"/>
    </style:style>
    <style:style style:name="T17" style:family="text">
      <style:text-properties fo:language="ro" fo:country="RO" officeooo:rsid="002f63c7" style:font-size-asian="12pt" style:font-size-complex="12pt"/>
    </style:style>
    <style:style style:name="T18" style:family="text">
      <style:text-properties fo:language="ro" fo:country="RO" officeooo:rsid="0039436d" style:font-size-asian="12pt" style:font-size-complex="12pt"/>
    </style:style>
    <style:style style:name="T19" style:family="text">
      <style:text-properties fo:language="ro" fo:country="RO" officeooo:rsid="003a2c2f" style:font-size-asian="12pt" style:font-size-complex="12pt"/>
    </style:style>
    <style:style style:name="T20" style:family="text">
      <style:text-properties fo:language="ro" fo:country="RO" officeooo:rsid="003caea5" style:font-size-asian="12pt" style:font-size-complex="12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a2c2f" style:font-size-asian="12pt" style:font-style-asian="normal" style:font-weight-asian="normal" style:font-size-complex="12pt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normal" officeooo:rsid="0039436d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normal" officeooo:rsid="003a2c2f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normal" officeooo:rsid="003caea5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3c00e2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3e275f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Arial2" fo:font-style="normal" fo:text-shadow="none" style:text-underline-style="none" fo:font-weight="normal" officeooo:rsid="003c00e2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Arial2" fo:font-style="normal" fo:text-shadow="none" style:text-underline-style="none" fo:font-weight="normal" officeooo:rsid="003cde97" style:font-style-asian="normal" style:font-weight-asian="normal" style:text-emphasize="none"/>
    </style:style>
    <style:style style:name="T29" style:family="text">
      <style:text-properties officeooo:rsid="003b8f43"/>
    </style:style>
    <style:style style:name="T30" style:family="text">
      <style:text-properties officeooo:rsid="003caea5"/>
    </style:style>
    <style:style style:name="T31" style:family="text">
      <style:text-properties officeooo:rsid="003e275f"/>
    </style:style>
    <style:style style:name="T32" style:family="text">
      <style:text-properties officeooo:rsid="003c0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32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5"><text:span text:style-name="T18">”</text:span><text:span text:style-name="T19">Remove</text:span><text:span text:style-name="T18">” button from </text:span><text:span text:style-name="T20">Single product</text:span><text:span text:style-name="T18"> page</text:span><text:span text:style-name="T17"> </text:span><text:span text:style-name="T21">is not functional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2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3"><text:span text:style-name="T4">2</text:span><text:span text:style-name="T5">5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2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4">Chrome </text:span><text:span text:style-name="T15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3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6">1</text:span></text:p>
          </table:table-cell>
        </table:table-row>
      </table:table>
      <text:p text:style-name="P1"/>
      <text:p text:style-name="P1"/>
      <text:p text:style-name="P10">Description</text:p>
      <text:p text:style-name="P27"><text:span text:style-name="T22">“</text:span><text:span text:style-name="T23">R</text:span><text:span text:style-name="T22">emove” button from </text:span><text:span text:style-name="T26">Single product</text:span><text:span text:style-name="T22"> page is not functional</text:span><text:span text:style-name="T25"> (the product is not removed from cart and <text:s/></text:span><text:span text:style-name="T27">the "remove" button is</text:span><text:span text:style-name="T28"> not</text:span><text:span text:style-name="T27"> change in "add to cart" button</text:span><text:span text:style-name="T28">).</text:span></text:p>
      <text:p text:style-name="P14"/>
      <text:p text:style-name="P21"/>
      <text:p text:style-name="P10">Steps to reproduce</text:p>
      <text:p text:style-name="P12">1. access site www.saucedemo.com in Chrome </text:p>
      <text:p text:style-name="P24"><text:span text:style-name="T7">2. insert valid data in field “Username” </text:span><text:span text:style-name="T8">(</text:span><text:span text:style-name="T11">error</text:span><text:span text:style-name="T8">_user)</text:span></text:p>
      <text:p text:style-name="P24"><text:span text:style-name="T7">3. insert valid data in field “Password” </text:span><text:span text:style-name="T8">(secret_sauce)</text:span></text:p>
      <text:p text:style-name="P17">4. press “Login” button</text:p>
      <text:p text:style-name="P20">5. press image of one product <text:span text:style-name="T29">(Sauce Labs B</text:span>ackpack<text:span text:style-name="T29">)</text:span></text:p>
      <text:p text:style-name="P18"><text:span text:style-name="T30">6</text:span>. press “add to cart” button</text:p>
      <text:p text:style-name="P16"><text:span text:style-name="T30">7</text:span>. press “remove” button</text:p>
      <text:p text:style-name="P16"><text:span text:style-name="T30">8</text:span>. click the icon off the cart</text:p>
      <text:p text:style-name="P18"/>
      <text:p text:style-name="P18"/>
      <text:p text:style-name="P10">Expected result</text:p>
      <text:p text:style-name="P28">By pressing “remove” button from <text:span text:style-name="T31">Single product</text:span> page, the product is removed <text:span text:style-name="T32">from</text:span> cart<text:span text:style-name="T32"> and the "remove" button is change in "add to cart" button.</text:span></text:p>
      <text:p text:style-name="P19"/>
      <text:p text:style-name="P13"/>
      <text:p text:style-name="P10">Actual result</text:p>
      <text:p text:style-name="P27"><text:span text:style-name="T22">“</text:span><text:span text:style-name="T23">R</text:span><text:span text:style-name="T22">emove” button from </text:span><text:span text:style-name="T26">Single product</text:span><text:span text:style-name="T22"> page is not functional</text:span><text:span text:style-name="T25"> (the product is not removed from cart and <text:s/></text:span><text:span text:style-name="T27">the "remove" button is</text:span><text:span text:style-name="T28"> not</text:span><text:span text:style-name="T27"> change in "add to cart" button</text:span><text:span text:style-name="T28">).</text:span></text:p>
      <text:p text:style-name="P15"/>
      <text:p text:style-name="P10">Notes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7</meta:editing-cycles>
    <meta:creation-date>2024-02-05T18:33:00</meta:creation-date>
    <dc:date>2024-05-04T17:25:28.201000000</dc:date>
    <meta:editing-duration>PT2H26M52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9" meta:word-count="186" meta:character-count="1141" meta:non-whitespace-character-count="986"/>
    <meta:user-defined meta:name="AppVersion">16.0000</meta:user-defined>
    <meta:template xlink:type="simple" xlink:actuate="onRequest" xlink:title="Normal" xlink:href=""/>
  </office:meta>
</office:document-meta>
</file>